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2c40b"/>
    </style:style>
    <style:style style:name="P3" style:family="paragraph" style:parent-style-name="Text_20_body">
      <style:text-properties officeooo:paragraph-rsid="0012c40b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12c40b"/>
    </style:style>
    <style:style style:name="T1" style:family="text">
      <style:text-properties officeooo:rsid="0012c40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<text:span text:style-name="T1">é</text:span>pouillement</text:h>
      <text:p text:style-name="Text_20_body"/>
      <text:p text:style-name="P3">Liste des choses qu'il faut pour le tournage</text:p>
      <text:list xml:id="list7231518892429465999" text:style-name="L1">
        <text:list-item>
          <text:p text:style-name="P5">Caméra </text:p>
        </text:list-item>
        <text:list-item>
          <text:p text:style-name="P5">Deux acteurs/actrices (à la rigueur une actrice + un acteur) </text:p>
        </text:list-item>
        <text:list-item>
          <text:p text:style-name="P5">un berceau </text:p>
        </text:list-item>
        <text:list-item>
          <text:p text:style-name="P5">un clavier, écran, souris </text:p>
        </text:list-item>
        <text:list-item>
          <text:p text:style-name="P5">lieux : écoles, magasins, parcs </text:p>
        </text:list-item>
        <text:list-item>
          <text:p text:style-name="P5">Salle de projection avec : 2 chaises, 2 tables, un vidéoprojecteur </text:p>
        </text:list-item>
        <text:list-item>
          <text:p text:style-name="P5">un caddie </text:p>
        </text:list-item>
        <text:list-item>
          <text:p text:style-name="P2">Poupée ou bébé réel </text:p>
        </text:list-item>
      </text:list>
      <text:p text:style-name="P3">Nota Bene : Des costumes différents si l'on change de scène Similarité des plans (gestuels, cheveu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0:55:09.28</meta:creation-date>
    <dc:date>2014-02-04T10:55:41.88</dc:date>
    <meta:editing-duration>P0D</meta:editing-duration>
    <meta:editing-cycles>1</meta:editing-cycles>
    <meta:document-statistic meta:table-count="0" meta:image-count="0" meta:object-count="0" meta:page-count="1" meta:paragraph-count="11" meta:word-count="72" meta:character-count="399" meta:non-whitespace-character-count="338"/>
    <meta:generator>LibreOffice/4.0.5.2$Windows_x86 LibreOffice_project/5464147a081647a250913f19c0715bca595af2f</meta:generator>
  </office:meta>
</office:document-meta>
</file>